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3049" officeooo:paragraph-rsid="00053049"/>
    </style:style>
    <style:style style:name="P2" style:family="paragraph" style:parent-style-name="Standard">
      <style:text-properties fo:font-weight="bold" officeooo:rsid="00053049" officeooo:paragraph-rsid="00053049" style:font-weight-asian="bold" style:font-weight-complex="bold"/>
    </style:style>
    <style:style style:name="T1" style:family="text">
      <style:text-properties officeooo:rsid="000653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nstellung</text:p>
      <text:p text:style-name="P1">-<text:span text:style-name="T1">API verwenden</text:span></text:p>
      <text:p text:style-name="P1">-<text:span text:style-name="T1">App zum einfacheren Ansehen der xkcd-Comics</text:span></text:p>
      <text:p text:style-name="P2">Problemanalyse</text:p>
      <text:p text:style-name="P1">-<text:span text:style-name="T1">Internet-Content laden, darstellen, zusätzliche Features anbieten (lokal Speichern, Favoriten,…)</text:span></text:p>
      <text:p text:style-name="P1">-<text:span text:style-name="T1">Offlineverhalten?</text:span></text:p>
      <text:p text:style-name="P2">Lösungskonzeption</text:p>
      <text:p text:style-name="P1">-<text:span text:style-name="T1">JSON-Parser zum aufschlüsseln des API-Strings</text:span></text:p>
      <text:p text:style-name="P1">-<text:span text:style-name="T1">möglichkeit Bilder lokal zu Speichern </text:span></text:p>
      <text:p text:style-name="P2">Programmentwurf</text:p>
      <text:p text:style-name="P1"/>
      <text:p text:style-name="P2">Details der Implementierung</text:p>
      <text:p text:style-name="P1"/>
      <text:p text:style-name="P2">Fazit</text:p>
      <text:p text:style-name="P1"/>
      <text:p text:style-name="P2">Anleit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4:09:30.002605109</meta:creation-date>
    <dc:date>2018-07-30T20:11:28.206361609</dc:date>
    <meta:editing-duration>P1DT5H41M38S</meta:editing-duration>
    <meta:editing-cycles>1</meta:editing-cycles>
    <meta:document-statistic meta:table-count="0" meta:image-count="0" meta:object-count="0" meta:page-count="1" meta:paragraph-count="13" meta:word-count="37" meta:character-count="361" meta:non-whitespace-character-count="336"/>
    <meta:generator>LibreOffice/5.1.6.2$Linux_X86_64 LibreOffice_project/10m0$Build-2</meta:generator>
  </office:meta>
</office:document-meta>
</file>